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99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23"/>
    <style:style style:name="ce4" style:family="table-cell" style:parent-style-name="Default" style:data-style-name="N123">
      <style:table-cell-properties fo:background-color="#669900"/>
    </style:style>
    <style:style style:name="ce5" style:family="table-cell" style:parent-style-name="Default" style:data-style-name="N123">
      <style:table-cell-properties fo:background-color="transparent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4.0295in" svg:height="3.5429in" svg:x="5.3217in" svg:y="4.8933in">
            <draw:object draw:notify-on-update-of-ranges="Sheet1.D29:Sheet1.D80 Sheet1.E29:Sheet1.E8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arte de concreto</text:p>
          </table:table-cell>
          <table:table-cell/>
          <table:table-cell table:style-name="Default" table:number-columns-repeated="2"/>
          <table:table-cell office:value-type="string" calcext:value-type="string">
            <text:p>Ubicación de las varilla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x (cm)</text:p>
          </table:table-cell>
          <table:table-cell office:value-type="string" calcext:value-type="string">
            <text:p>y (cm)</text:p>
          </table:table-cell>
          <table:table-cell table:style-name="Default" table:number-columns-repeated="2"/>
          <table:table-cell office:value-type="string" calcext:value-type="string">
            <text:p>cx (cm)</text:p>
          </table:table-cell>
          <table:table-cell office:value-type="string" calcext:value-type="string">
            <text:p>cy (cm)</text:p>
          </table:table-cell>
          <table:table-cell office:value-type="string" calcext:value-type="string">
            <text:p>area (cm2)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5.105" calcext:value-type="float">
            <text:p>5.10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office:value-type="float" office:value="19.895" calcext:value-type="float">
            <text:p>19.895</text:p>
          </table:table-cell>
          <table:table-cell office:value-type="float" office:value="5.105" calcext:value-type="float">
            <text:p>5.10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office:value-type="float" office:value="38.933" calcext:value-type="float">
            <text:p>38.933</text:p>
          </table:table-cell>
          <table:table-cell office:value-type="float" office:value="5.105" calcext:value-type="float">
            <text:p>5.10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office:value-type="float" office:value="54.895" calcext:value-type="float">
            <text:p>54.895</text:p>
          </table:table-cell>
          <table:table-cell office:value-type="float" office:value="5.105" calcext:value-type="float">
            <text:p>5.10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office:value-type="float" office:value="54.895" calcext:value-type="float">
            <text:p>54.895</text:p>
          </table:table-cell>
          <table:table-cell office:value-type="float" office:value="19.895" calcext:value-type="float">
            <text:p>19.89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office:value-type="float" office:value="38.933" calcext:value-type="float">
            <text:p>38.933</text:p>
          </table:table-cell>
          <table:table-cell office:value-type="float" office:value="19.895" calcext:value-type="float">
            <text:p>19.89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number-columns-repeated="2" office:value-type="float" office:value="19.895" calcext:value-type="float">
            <text:p>19.89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8" calcext:value-type="float">
            <text:p>8</text:p>
          </table:table-cell>
          <table:table-cell office:value-type="float" office:value="19.895" calcext:value-type="float">
            <text:p>19.895</text:p>
          </table:table-cell>
          <table:table-cell office:value-type="float" office:value="38.933" calcext:value-type="float">
            <text:p>38.93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9" calcext:value-type="float">
            <text:p>9</text:p>
          </table:table-cell>
          <table:table-cell office:value-type="float" office:value="19.895" calcext:value-type="float">
            <text:p>19.895</text:p>
          </table:table-cell>
          <table:table-cell office:value-type="float" office:value="54.895" calcext:value-type="float">
            <text:p>54.89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0" calcext:value-type="float">
            <text:p>10</text:p>
          </table:table-cell>
          <table:table-cell office:value-type="float" office:value="5.105" calcext:value-type="float">
            <text:p>5.105</text:p>
          </table:table-cell>
          <table:table-cell office:value-type="float" office:value="54.895" calcext:value-type="float">
            <text:p>54.89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1" calcext:value-type="float">
            <text:p>11</text:p>
          </table:table-cell>
          <table:table-cell office:value-type="float" office:value="5.105" calcext:value-type="float">
            <text:p>5.105</text:p>
          </table:table-cell>
          <table:table-cell office:value-type="float" office:value="38.933" calcext:value-type="float">
            <text:p>38.93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2" calcext:value-type="float">
            <text:p>12</text:p>
          </table:table-cell>
          <table:table-cell office:value-type="float" office:value="5.105" calcext:value-type="float">
            <text:p>5.105</text:p>
          </table:table-cell>
          <table:table-cell office:value-type="float" office:value="19.895" calcext:value-type="float">
            <text:p>19.89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arte de acero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table:style-name="Default" table:formula="of:=[.G21]" office:value-type="float" office:value="1.90492327994993" calcext:value-type="float">
            <text:p>1.9049232799</text:p>
          </table:table-cell>
          <table:table-cell table:style-name="Default"/>
          <table:table-cell/>
          <table:table-cell table:formula="of:=SQRT(11.4/PI())" office:value-type="float" office:value="1.90492327994993" calcext:value-type="float">
            <text:p>1.904923279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x</text:p>
          </table:table-cell>
          <table:table-cell table:style-name="Default" table:formula="of:=[.F13]" office:value-type="float" office:value="19.895" calcext:value-type="float">
            <text:p>19.895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</text:p>
          </table:table-cell>
          <table:table-cell table:style-name="Default" table:formula="of:=[.G13]" office:value-type="float" office:value="54.895" calcext:value-type="float">
            <text:p>54.895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_lados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_ang</text:p>
          </table:table-cell>
          <table:table-cell table:style-name="Default" table:formula="of:=2*PI()/[.D24]" office:value-type="float" office:value="0.314159265358979" calcext:value-type="float">
            <text:p>0.3141592654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d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$D$21]*COS([.C29]*[.$D$26])+[.$D$22]" office:value-type="float" office:value="21.7999232799499" calcext:value-type="float">
            <text:p>21.7999</text:p>
          </table:table-cell>
          <table:table-cell table:formula="of:=[.$D$21]*SIN([.C29]*[.$D$26])+[.$D$23]" office:value-type="float" office:value="54.895" calcext:value-type="float">
            <text:p>54.89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$D$21]*COS([.C30]*[.$D$26])+[.$D$22]" office:value-type="float" office:value="21.7066896984387" calcext:value-type="float">
            <text:p>21.7067</text:p>
          </table:table-cell>
          <table:table-cell table:formula="of:=[.$D$21]*SIN([.C30]*[.$D$26])+[.$D$23]" office:value-type="float" office:value="55.483653666485" calcext:value-type="float">
            <text:p>55.48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$D$21]*COS([.C31]*[.$D$26])+[.$D$22]" office:value-type="float" office:value="21.43611530646" calcext:value-type="float">
            <text:p>21.4361</text:p>
          </table:table-cell>
          <table:table-cell table:formula="of:=[.$D$21]*SIN([.C31]*[.$D$26])+[.$D$23]" office:value-type="float" office:value="56.0146858107032" calcext:value-type="float">
            <text:p>56.01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$D$21]*COS([.C32]*[.$D$26])+[.$D$22]" office:value-type="float" office:value="21.0146858107032" calcext:value-type="float">
            <text:p>21.0147</text:p>
          </table:table-cell>
          <table:table-cell table:formula="of:=[.$D$21]*SIN([.C32]*[.$D$26])+[.$D$23]" office:value-type="float" office:value="56.43611530646" calcext:value-type="float">
            <text:p>56.43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$D$21]*COS([.C33]*[.$D$26])+[.$D$22]" office:value-type="float" office:value="20.483653666485" calcext:value-type="float">
            <text:p>20.4837</text:p>
          </table:table-cell>
          <table:table-cell table:formula="of:=[.$D$21]*SIN([.C33]*[.$D$26])+[.$D$23]" office:value-type="float" office:value="56.7066896984387" calcext:value-type="float">
            <text:p>56.70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$D$21]*COS([.C34]*[.$D$26])+[.$D$22]" office:value-type="float" office:value="19.895" calcext:value-type="float">
            <text:p>19.8950</text:p>
          </table:table-cell>
          <table:table-cell table:formula="of:=[.$D$21]*SIN([.C34]*[.$D$26])+[.$D$23]" office:value-type="float" office:value="56.7999232799499" calcext:value-type="float">
            <text:p>56.79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$D$21]*COS([.C35]*[.$D$26])+[.$D$22]" office:value-type="float" office:value="19.306346333515" calcext:value-type="float">
            <text:p>19.3063</text:p>
          </table:table-cell>
          <table:table-cell table:formula="of:=[.$D$21]*SIN([.C35]*[.$D$26])+[.$D$23]" office:value-type="float" office:value="56.7066896984387" calcext:value-type="float">
            <text:p>56.70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$D$21]*COS([.C36]*[.$D$26])+[.$D$22]" office:value-type="float" office:value="18.7753141892968" calcext:value-type="float">
            <text:p>18.7753</text:p>
          </table:table-cell>
          <table:table-cell table:formula="of:=[.$D$21]*SIN([.C36]*[.$D$26])+[.$D$23]" office:value-type="float" office:value="56.43611530646" calcext:value-type="float">
            <text:p>56.43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$D$21]*COS([.C37]*[.$D$26])+[.$D$22]" office:value-type="float" office:value="18.35388469354" calcext:value-type="float">
            <text:p>18.3539</text:p>
          </table:table-cell>
          <table:table-cell table:formula="of:=[.$D$21]*SIN([.C37]*[.$D$26])+[.$D$23]" office:value-type="float" office:value="56.0146858107032" calcext:value-type="float">
            <text:p>56.01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$D$21]*COS([.C38]*[.$D$26])+[.$D$22]" office:value-type="float" office:value="18.0833103015613" calcext:value-type="float">
            <text:p>18.0833</text:p>
          </table:table-cell>
          <table:table-cell table:formula="of:=[.$D$21]*SIN([.C38]*[.$D$26])+[.$D$23]" office:value-type="float" office:value="55.483653666485" calcext:value-type="float">
            <text:p>55.48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$D$21]*COS([.C39]*[.$D$26])+[.$D$22]" office:value-type="float" office:value="17.9900767200501" calcext:value-type="float">
            <text:p>17.9901</text:p>
          </table:table-cell>
          <table:table-cell table:formula="of:=[.$D$21]*SIN([.C39]*[.$D$26])+[.$D$23]" office:value-type="float" office:value="54.895" calcext:value-type="float">
            <text:p>54.89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$D$21]*COS([.C40]*[.$D$26])+[.$D$22]" office:value-type="float" office:value="18.0833103015613" calcext:value-type="float">
            <text:p>18.0833</text:p>
          </table:table-cell>
          <table:table-cell table:formula="of:=[.$D$21]*SIN([.C40]*[.$D$26])+[.$D$23]" office:value-type="float" office:value="54.306346333515" calcext:value-type="float">
            <text:p>54.30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$D$21]*COS([.C41]*[.$D$26])+[.$D$22]" office:value-type="float" office:value="18.35388469354" calcext:value-type="float">
            <text:p>18.3539</text:p>
          </table:table-cell>
          <table:table-cell table:formula="of:=[.$D$21]*SIN([.C41]*[.$D$26])+[.$D$23]" office:value-type="float" office:value="53.7753141892968" calcext:value-type="float">
            <text:p>53.77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$D$21]*COS([.C42]*[.$D$26])+[.$D$22]" office:value-type="float" office:value="18.7753141892968" calcext:value-type="float">
            <text:p>18.7753</text:p>
          </table:table-cell>
          <table:table-cell table:formula="of:=[.$D$21]*SIN([.C42]*[.$D$26])+[.$D$23]" office:value-type="float" office:value="53.35388469354" calcext:value-type="float">
            <text:p>53.35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$D$21]*COS([.C43]*[.$D$26])+[.$D$22]" office:value-type="float" office:value="19.306346333515" calcext:value-type="float">
            <text:p>19.3063</text:p>
          </table:table-cell>
          <table:table-cell table:formula="of:=[.$D$21]*SIN([.C43]*[.$D$26])+[.$D$23]" office:value-type="float" office:value="53.0833103015613" calcext:value-type="float">
            <text:p>53.08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$D$21]*COS([.C44]*[.$D$26])+[.$D$22]" office:value-type="float" office:value="19.895" calcext:value-type="float">
            <text:p>19.8950</text:p>
          </table:table-cell>
          <table:table-cell table:formula="of:=[.$D$21]*SIN([.C44]*[.$D$26])+[.$D$23]" office:value-type="float" office:value="52.9900767200501" calcext:value-type="float">
            <text:p>52.99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$D$21]*COS([.C45]*[.$D$26])+[.$D$22]" office:value-type="float" office:value="20.483653666485" calcext:value-type="float">
            <text:p>20.4837</text:p>
          </table:table-cell>
          <table:table-cell table:formula="of:=[.$D$21]*SIN([.C45]*[.$D$26])+[.$D$23]" office:value-type="float" office:value="53.0833103015613" calcext:value-type="float">
            <text:p>53.08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$D$21]*COS([.C46]*[.$D$26])+[.$D$22]" office:value-type="float" office:value="21.0146858107032" calcext:value-type="float">
            <text:p>21.0147</text:p>
          </table:table-cell>
          <table:table-cell table:formula="of:=[.$D$21]*SIN([.C46]*[.$D$26])+[.$D$23]" office:value-type="float" office:value="53.35388469354" calcext:value-type="float">
            <text:p>53.35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$D$21]*COS([.C47]*[.$D$26])+[.$D$22]" office:value-type="float" office:value="21.43611530646" calcext:value-type="float">
            <text:p>21.4361</text:p>
          </table:table-cell>
          <table:table-cell table:formula="of:=[.$D$21]*SIN([.C47]*[.$D$26])+[.$D$23]" office:value-type="float" office:value="53.7753141892968" calcext:value-type="float">
            <text:p>53.77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$D$21]*COS([.C48]*[.$D$26])+[.$D$22]" office:value-type="float" office:value="21.7066896984387" calcext:value-type="float">
            <text:p>21.7067</text:p>
          </table:table-cell>
          <table:table-cell table:formula="of:=[.$D$21]*SIN([.C48]*[.$D$26])+[.$D$23]" office:value-type="float" office:value="54.306346333515" calcext:value-type="float">
            <text:p>54.306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style-name="ce4" table:formula="of:=[.$D$21]*COS([.C49]*[.$D$26])+[.$D$22]" office:value-type="float" office:value="21.7999232799499" calcext:value-type="float">
            <text:p>21.7999</text:p>
          </table:table-cell>
          <table:table-cell table:style-name="ce4" table:formula="of:=[.$D$21]*SIN([.C49]*[.$D$26])+[.$D$23]" office:value-type="float" office:value="54.895" calcext:value-type="float">
            <text:p>54.895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[.$D$21]*COS([.C51]*[.$D$26])+[.$D$22]" office:value-type="float" office:value="21.7066896984387" calcext:value-type="float">
            <text:p>21.7067</text:p>
          </table:table-cell>
          <table:table-cell table:formula="of:=[.$D$21]*SIN([.C51]*[.$D$26])+[.$D$23]" office:value-type="float" office:value="55.483653666485" calcext:value-type="float">
            <text:p>55.48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[.$D$21]*COS([.C52]*[.$D$26])+[.$D$22]" office:value-type="float" office:value="21.43611530646" calcext:value-type="float">
            <text:p>21.4361</text:p>
          </table:table-cell>
          <table:table-cell table:formula="of:=[.$D$21]*SIN([.C52]*[.$D$26])+[.$D$23]" office:value-type="float" office:value="56.0146858107032" calcext:value-type="float">
            <text:p>56.01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[.$D$21]*COS([.C53]*[.$D$26])+[.$D$22]" office:value-type="float" office:value="21.0146858107032" calcext:value-type="float">
            <text:p>21.0147</text:p>
          </table:table-cell>
          <table:table-cell table:formula="of:=[.$D$21]*SIN([.C53]*[.$D$26])+[.$D$23]" office:value-type="float" office:value="56.43611530646" calcext:value-type="float">
            <text:p>56.43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[.$D$21]*COS([.C54]*[.$D$26])+[.$D$22]" office:value-type="float" office:value="20.483653666485" calcext:value-type="float">
            <text:p>20.4837</text:p>
          </table:table-cell>
          <table:table-cell table:formula="of:=[.$D$21]*SIN([.C54]*[.$D$26])+[.$D$23]" office:value-type="float" office:value="56.7066896984387" calcext:value-type="float">
            <text:p>56.70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[.$D$21]*COS([.C55]*[.$D$26])+[.$D$22]" office:value-type="float" office:value="19.895" calcext:value-type="float">
            <text:p>19.8950</text:p>
          </table:table-cell>
          <table:table-cell table:formula="of:=[.$D$21]*SIN([.C55]*[.$D$26])+[.$D$23]" office:value-type="float" office:value="56.7999232799499" calcext:value-type="float">
            <text:p>56.79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[.$D$21]*COS([.C56]*[.$D$26])+[.$D$22]" office:value-type="float" office:value="19.306346333515" calcext:value-type="float">
            <text:p>19.3063</text:p>
          </table:table-cell>
          <table:table-cell table:formula="of:=[.$D$21]*SIN([.C56]*[.$D$26])+[.$D$23]" office:value-type="float" office:value="56.7066896984387" calcext:value-type="float">
            <text:p>56.70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[.$D$21]*COS([.C57]*[.$D$26])+[.$D$22]" office:value-type="float" office:value="18.7753141892968" calcext:value-type="float">
            <text:p>18.7753</text:p>
          </table:table-cell>
          <table:table-cell table:formula="of:=[.$D$21]*SIN([.C57]*[.$D$26])+[.$D$23]" office:value-type="float" office:value="56.43611530646" calcext:value-type="float">
            <text:p>56.43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[.$D$21]*COS([.C58]*[.$D$26])+[.$D$22]" office:value-type="float" office:value="18.35388469354" calcext:value-type="float">
            <text:p>18.3539</text:p>
          </table:table-cell>
          <table:table-cell table:formula="of:=[.$D$21]*SIN([.C58]*[.$D$26])+[.$D$23]" office:value-type="float" office:value="56.0146858107032" calcext:value-type="float">
            <text:p>56.01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[.$D$21]*COS([.C59]*[.$D$26])+[.$D$22]" office:value-type="float" office:value="18.0833103015613" calcext:value-type="float">
            <text:p>18.0833</text:p>
          </table:table-cell>
          <table:table-cell table:formula="of:=[.$D$21]*SIN([.C59]*[.$D$26])+[.$D$23]" office:value-type="float" office:value="55.483653666485" calcext:value-type="float">
            <text:p>55.48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$D$21]*COS([.C60]*[.$D$26])+[.$D$22]" office:value-type="float" office:value="17.9900767200501" calcext:value-type="float">
            <text:p>17.9901</text:p>
          </table:table-cell>
          <table:table-cell table:formula="of:=[.$D$21]*SIN([.C60]*[.$D$26])+[.$D$23]" office:value-type="float" office:value="54.895" calcext:value-type="float">
            <text:p>54.89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[.$D$21]*COS([.C61]*[.$D$26])+[.$D$22]" office:value-type="float" office:value="18.0833103015613" calcext:value-type="float">
            <text:p>18.0833</text:p>
          </table:table-cell>
          <table:table-cell table:formula="of:=[.$D$21]*SIN([.C61]*[.$D$26])+[.$D$23]" office:value-type="float" office:value="54.306346333515" calcext:value-type="float">
            <text:p>54.30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[.$D$21]*COS([.C62]*[.$D$26])+[.$D$22]" office:value-type="float" office:value="18.35388469354" calcext:value-type="float">
            <text:p>18.3539</text:p>
          </table:table-cell>
          <table:table-cell table:formula="of:=[.$D$21]*SIN([.C62]*[.$D$26])+[.$D$23]" office:value-type="float" office:value="53.7753141892968" calcext:value-type="float">
            <text:p>53.77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[.$D$21]*COS([.C63]*[.$D$26])+[.$D$22]" office:value-type="float" office:value="18.7753141892968" calcext:value-type="float">
            <text:p>18.7753</text:p>
          </table:table-cell>
          <table:table-cell table:formula="of:=[.$D$21]*SIN([.C63]*[.$D$26])+[.$D$23]" office:value-type="float" office:value="53.35388469354" calcext:value-type="float">
            <text:p>53.35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[.$D$21]*COS([.C64]*[.$D$26])+[.$D$22]" office:value-type="float" office:value="19.306346333515" calcext:value-type="float">
            <text:p>19.3063</text:p>
          </table:table-cell>
          <table:table-cell table:formula="of:=[.$D$21]*SIN([.C64]*[.$D$26])+[.$D$23]" office:value-type="float" office:value="53.0833103015613" calcext:value-type="float">
            <text:p>53.08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[.$D$21]*COS([.C65]*[.$D$26])+[.$D$22]" office:value-type="float" office:value="19.895" calcext:value-type="float">
            <text:p>19.8950</text:p>
          </table:table-cell>
          <table:table-cell table:formula="of:=[.$D$21]*SIN([.C65]*[.$D$26])+[.$D$23]" office:value-type="float" office:value="52.9900767200501" calcext:value-type="float">
            <text:p>52.99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[.$D$21]*COS([.C66]*[.$D$26])+[.$D$22]" office:value-type="float" office:value="20.483653666485" calcext:value-type="float">
            <text:p>20.4837</text:p>
          </table:table-cell>
          <table:table-cell table:formula="of:=[.$D$21]*SIN([.C66]*[.$D$26])+[.$D$23]" office:value-type="float" office:value="53.0833103015613" calcext:value-type="float">
            <text:p>53.08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[.$D$21]*COS([.C67]*[.$D$26])+[.$D$22]" office:value-type="float" office:value="21.0146858107032" calcext:value-type="float">
            <text:p>21.0147</text:p>
          </table:table-cell>
          <table:table-cell table:formula="of:=[.$D$21]*SIN([.C67]*[.$D$26])+[.$D$23]" office:value-type="float" office:value="53.35388469354" calcext:value-type="float">
            <text:p>53.35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[.$D$21]*COS([.C68]*[.$D$26])+[.$D$22]" office:value-type="float" office:value="21.43611530646" calcext:value-type="float">
            <text:p>21.4361</text:p>
          </table:table-cell>
          <table:table-cell table:formula="of:=[.$D$21]*SIN([.C68]*[.$D$26])+[.$D$23]" office:value-type="float" office:value="53.7753141892968" calcext:value-type="float">
            <text:p>53.77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[.$D$21]*COS([.C69]*[.$D$26])+[.$D$22]" office:value-type="float" office:value="21.7066896984387" calcext:value-type="float">
            <text:p>21.7067</text:p>
          </table:table-cell>
          <table:table-cell table:formula="of:=[.$D$21]*SIN([.C69]*[.$D$26])+[.$D$23]" office:value-type="float" office:value="54.306346333515" calcext:value-type="float">
            <text:p>54.30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[.$D$21]*COS([.C70]*[.$D$26])+[.$D$22]" office:value-type="float" office:value="21.7999232799499" calcext:value-type="float">
            <text:p>21.7999</text:p>
          </table:table-cell>
          <table:table-cell table:formula="of:=[.$D$21]*SIN([.C70]*[.$D$26])+[.$D$23]" office:value-type="float" office:value="54.895" calcext:value-type="float">
            <text:p>54.89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[.$D$21]*COS([.C71]*[.$D$26])+[.$D$22]" office:value-type="float" office:value="21.7066896984387" calcext:value-type="float">
            <text:p>21.7067</text:p>
          </table:table-cell>
          <table:table-cell table:formula="of:=[.$D$21]*SIN([.C71]*[.$D$26])+[.$D$23]" office:value-type="float" office:value="55.483653666485" calcext:value-type="float">
            <text:p>55.48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[.$D$21]*COS([.C72]*[.$D$26])+[.$D$22]" office:value-type="float" office:value="21.43611530646" calcext:value-type="float">
            <text:p>21.4361</text:p>
          </table:table-cell>
          <table:table-cell table:formula="of:=[.$D$21]*SIN([.C72]*[.$D$26])+[.$D$23]" office:value-type="float" office:value="56.0146858107032" calcext:value-type="float">
            <text:p>56.01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[.$D$21]*COS([.C73]*[.$D$26])+[.$D$22]" office:value-type="float" office:value="21.0146858107032" calcext:value-type="float">
            <text:p>21.0147</text:p>
          </table:table-cell>
          <table:table-cell table:formula="of:=[.$D$21]*SIN([.C73]*[.$D$26])+[.$D$23]" office:value-type="float" office:value="56.43611530646" calcext:value-type="float">
            <text:p>56.43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[.$D$21]*COS([.C74]*[.$D$26])+[.$D$22]" office:value-type="float" office:value="20.483653666485" calcext:value-type="float">
            <text:p>20.4837</text:p>
          </table:table-cell>
          <table:table-cell table:formula="of:=[.$D$21]*SIN([.C74]*[.$D$26])+[.$D$23]" office:value-type="float" office:value="56.7066896984387" calcext:value-type="float">
            <text:p>56.70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[.$D$21]*COS([.C75]*[.$D$26])+[.$D$22]" office:value-type="float" office:value="19.895" calcext:value-type="float">
            <text:p>19.8950</text:p>
          </table:table-cell>
          <table:table-cell table:formula="of:=[.$D$21]*SIN([.C75]*[.$D$26])+[.$D$23]" office:value-type="float" office:value="56.7999232799499" calcext:value-type="float">
            <text:p>56.79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[.$D$21]*COS([.C76]*[.$D$26])+[.$D$22]" office:value-type="float" office:value="19.306346333515" calcext:value-type="float">
            <text:p>19.3063</text:p>
          </table:table-cell>
          <table:table-cell table:formula="of:=[.$D$21]*SIN([.C76]*[.$D$26])+[.$D$23]" office:value-type="float" office:value="56.7066896984387" calcext:value-type="float">
            <text:p>56.70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[.$D$21]*COS([.C77]*[.$D$26])+[.$D$22]" office:value-type="float" office:value="18.7753141892968" calcext:value-type="float">
            <text:p>18.7753</text:p>
          </table:table-cell>
          <table:table-cell table:formula="of:=[.$D$21]*SIN([.C77]*[.$D$26])+[.$D$23]" office:value-type="float" office:value="56.43611530646" calcext:value-type="float">
            <text:p>56.43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[.$D$21]*COS([.C78]*[.$D$26])+[.$D$22]" office:value-type="float" office:value="18.35388469354" calcext:value-type="float">
            <text:p>18.3539</text:p>
          </table:table-cell>
          <table:table-cell table:formula="of:=[.$D$21]*SIN([.C78]*[.$D$26])+[.$D$23]" office:value-type="float" office:value="56.0146858107032" calcext:value-type="float">
            <text:p>56.01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[.$D$21]*COS([.C79]*[.$D$26])+[.$D$22]" office:value-type="float" office:value="18.0833103015613" calcext:value-type="float">
            <text:p>18.0833</text:p>
          </table:table-cell>
          <table:table-cell table:formula="of:=[.$D$21]*SIN([.C79]*[.$D$26])+[.$D$23]" office:value-type="float" office:value="55.483653666485" calcext:value-type="float">
            <text:p>55.48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[.$D$21]*COS([.C80]*[.$D$26])+[.$D$22]" office:value-type="float" office:value="17.9900767200501" calcext:value-type="float">
            <text:p>17.9901</text:p>
          </table:table-cell>
          <table:table-cell table:formula="of:=[.$D$21]*SIN([.C80]*[.$D$26])+[.$D$23]" office:value-type="float" office:value="54.895" calcext:value-type="float">
            <text:p>54.895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 style:data-style-name="N2" text:time-value="00:53:28.819967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1T15:10:14.331036981</meta:creation-date>
    <dc:date>2015-01-05T02:47:19.989510969</dc:date>
    <meta:editing-duration>PT9H34M38S</meta:editing-duration>
    <meta:editing-cycles>3</meta:editing-cycles>
    <meta:generator>LibreOffice/4.2.7.2$Linux_X86_64 LibreOffice_project/420m0$Build-2</meta:generator>
    <meta:document-statistic meta:table-count="1" meta:cell-count="2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3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2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0.236cm" svg:height="9cm" xlink:href=".." xlink:type="simple" chart:class="chart:scatter" chart:style-name="ch1">
        <chart:plot-area chart:style-name="ch2" table:cell-range-address="Sheet1.D29:Sheet1.E80" svg:x="0.204cm" svg:y="0.18cm" svg:width="9.828cm" svg:height="8.64cm">
          <chartooo:coordinate-region svg:x="1.672cm" svg:y="0.38cm" svg:width="7.75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9:Sheet1.E80" chart:class="chart:scatter">
            <chart:domain table:cell-range-address="Sheet1.D29:Sheet1.D80"/>
            <chart:data-point chart:repeated="5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7999232799499">
                <text:p>21.7999232799499</text:p>
                <draw:g>
                  <svg:desc>Sheet1.D29:Sheet1.D80</svg:desc>
                </draw:g>
              </table:table-cell>
              <table:table-cell office:value-type="float" office:value="54.895">
                <text:p>54.895</text:p>
                <draw:g>
                  <svg:desc>Sheet1.E29:Sheet1.E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7066896984387">
                <text:p>21.7066896984387</text:p>
              </table:table-cell>
              <table:table-cell office:value-type="float" office:value="55.483653666485">
                <text:p>55.483653666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43611530646">
                <text:p>21.43611530646</text:p>
              </table:table-cell>
              <table:table-cell office:value-type="float" office:value="56.0146858107032">
                <text:p>56.0146858107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0146858107032">
                <text:p>21.0146858107032</text:p>
              </table:table-cell>
              <table:table-cell office:value-type="float" office:value="56.43611530646">
                <text:p>56.43611530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483653666485">
                <text:p>20.483653666485</text:p>
              </table:table-cell>
              <table:table-cell office:value-type="float" office:value="56.7066896984387">
                <text:p>56.7066896984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895">
                <text:p>19.895</text:p>
              </table:table-cell>
              <table:table-cell office:value-type="float" office:value="56.7999232799499">
                <text:p>56.79992327994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306346333515">
                <text:p>19.306346333515</text:p>
              </table:table-cell>
              <table:table-cell office:value-type="float" office:value="56.7066896984387">
                <text:p>56.70668969843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7753141892968">
                <text:p>18.7753141892968</text:p>
              </table:table-cell>
              <table:table-cell office:value-type="float" office:value="56.43611530646">
                <text:p>56.436115306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35388469354">
                <text:p>18.35388469354</text:p>
              </table:table-cell>
              <table:table-cell office:value-type="float" office:value="56.0146858107032">
                <text:p>56.01468581070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0833103015613">
                <text:p>18.0833103015613</text:p>
              </table:table-cell>
              <table:table-cell office:value-type="float" office:value="55.483653666485">
                <text:p>55.483653666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9900767200501">
                <text:p>17.9900767200501</text:p>
              </table:table-cell>
              <table:table-cell office:value-type="float" office:value="54.895">
                <text:p>54.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0833103015613">
                <text:p>18.0833103015613</text:p>
              </table:table-cell>
              <table:table-cell office:value-type="float" office:value="54.306346333515">
                <text:p>54.3063463335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35388469354">
                <text:p>18.35388469354</text:p>
              </table:table-cell>
              <table:table-cell office:value-type="float" office:value="53.7753141892968">
                <text:p>53.77531418929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7753141892968">
                <text:p>18.7753141892968</text:p>
              </table:table-cell>
              <table:table-cell office:value-type="float" office:value="53.35388469354">
                <text:p>53.35388469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306346333515">
                <text:p>19.306346333515</text:p>
              </table:table-cell>
              <table:table-cell office:value-type="float" office:value="53.0833103015613">
                <text:p>53.08331030156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895">
                <text:p>19.895</text:p>
              </table:table-cell>
              <table:table-cell office:value-type="float" office:value="52.9900767200501">
                <text:p>52.99007672005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.483653666485">
                <text:p>20.483653666485</text:p>
              </table:table-cell>
              <table:table-cell office:value-type="float" office:value="53.0833103015613">
                <text:p>53.0833103015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0146858107032">
                <text:p>21.0146858107032</text:p>
              </table:table-cell>
              <table:table-cell office:value-type="float" office:value="53.35388469354">
                <text:p>53.353884693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43611530646">
                <text:p>21.43611530646</text:p>
              </table:table-cell>
              <table:table-cell office:value-type="float" office:value="53.7753141892968">
                <text:p>53.7753141892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7066896984387">
                <text:p>21.7066896984387</text:p>
              </table:table-cell>
              <table:table-cell office:value-type="float" office:value="54.306346333515">
                <text:p>54.3063463335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7999232799499">
                <text:p>21.7999232799499</text:p>
              </table:table-cell>
              <table:table-cell office:value-type="float" office:value="54.895">
                <text:p>54.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7066896984387">
                <text:p>21.7066896984387</text:p>
              </table:table-cell>
              <table:table-cell office:value-type="float" office:value="55.483653666485">
                <text:p>55.4836536664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43611530646">
                <text:p>21.43611530646</text:p>
              </table:table-cell>
              <table:table-cell office:value-type="float" office:value="56.0146858107032">
                <text:p>56.01468581070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0146858107032">
                <text:p>21.0146858107032</text:p>
              </table:table-cell>
              <table:table-cell office:value-type="float" office:value="56.43611530646">
                <text:p>56.436115306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.483653666485">
                <text:p>20.483653666485</text:p>
              </table:table-cell>
              <table:table-cell office:value-type="float" office:value="56.7066896984387">
                <text:p>56.70668969843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895">
                <text:p>19.895</text:p>
              </table:table-cell>
              <table:table-cell office:value-type="float" office:value="56.7999232799499">
                <text:p>56.79992327994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306346333515">
                <text:p>19.306346333515</text:p>
              </table:table-cell>
              <table:table-cell office:value-type="float" office:value="56.7066896984387">
                <text:p>56.70668969843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.7753141892968">
                <text:p>18.7753141892968</text:p>
              </table:table-cell>
              <table:table-cell office:value-type="float" office:value="56.43611530646">
                <text:p>56.436115306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35388469354">
                <text:p>18.35388469354</text:p>
              </table:table-cell>
              <table:table-cell office:value-type="float" office:value="56.0146858107032">
                <text:p>56.01468581070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0833103015613">
                <text:p>18.0833103015613</text:p>
              </table:table-cell>
              <table:table-cell office:value-type="float" office:value="55.483653666485">
                <text:p>55.4836536664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9900767200501">
                <text:p>17.9900767200501</text:p>
              </table:table-cell>
              <table:table-cell office:value-type="float" office:value="54.895">
                <text:p>54.8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.0833103015613">
                <text:p>18.0833103015613</text:p>
              </table:table-cell>
              <table:table-cell office:value-type="float" office:value="54.306346333515">
                <text:p>54.3063463335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.35388469354">
                <text:p>18.35388469354</text:p>
              </table:table-cell>
              <table:table-cell office:value-type="float" office:value="53.7753141892968">
                <text:p>53.77531418929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.7753141892968">
                <text:p>18.7753141892968</text:p>
              </table:table-cell>
              <table:table-cell office:value-type="float" office:value="53.35388469354">
                <text:p>53.353884693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.306346333515">
                <text:p>19.306346333515</text:p>
              </table:table-cell>
              <table:table-cell office:value-type="float" office:value="53.0833103015613">
                <text:p>53.0833103015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895">
                <text:p>19.895</text:p>
              </table:table-cell>
              <table:table-cell office:value-type="float" office:value="52.9900767200501">
                <text:p>52.99007672005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.483653666485">
                <text:p>20.483653666485</text:p>
              </table:table-cell>
              <table:table-cell office:value-type="float" office:value="53.0833103015613">
                <text:p>53.08331030156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0146858107032">
                <text:p>21.0146858107032</text:p>
              </table:table-cell>
              <table:table-cell office:value-type="float" office:value="53.35388469354">
                <text:p>53.353884693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.43611530646">
                <text:p>21.43611530646</text:p>
              </table:table-cell>
              <table:table-cell office:value-type="float" office:value="53.7753141892968">
                <text:p>53.77531418929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.7066896984387">
                <text:p>21.7066896984387</text:p>
              </table:table-cell>
              <table:table-cell office:value-type="float" office:value="54.306346333515">
                <text:p>54.3063463335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7999232799499">
                <text:p>21.7999232799499</text:p>
              </table:table-cell>
              <table:table-cell office:value-type="float" office:value="54.895">
                <text:p>54.8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7066896984387">
                <text:p>21.7066896984387</text:p>
              </table:table-cell>
              <table:table-cell office:value-type="float" office:value="55.483653666485">
                <text:p>55.4836536664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43611530646">
                <text:p>21.43611530646</text:p>
              </table:table-cell>
              <table:table-cell office:value-type="float" office:value="56.0146858107032">
                <text:p>56.0146858107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0146858107032">
                <text:p>21.0146858107032</text:p>
              </table:table-cell>
              <table:table-cell office:value-type="float" office:value="56.43611530646">
                <text:p>56.436115306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.483653666485">
                <text:p>20.483653666485</text:p>
              </table:table-cell>
              <table:table-cell office:value-type="float" office:value="56.7066896984387">
                <text:p>56.70668969843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895">
                <text:p>19.895</text:p>
              </table:table-cell>
              <table:table-cell office:value-type="float" office:value="56.7999232799499">
                <text:p>56.79992327994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.306346333515">
                <text:p>19.306346333515</text:p>
              </table:table-cell>
              <table:table-cell office:value-type="float" office:value="56.7066896984387">
                <text:p>56.70668969843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.7753141892968">
                <text:p>18.7753141892968</text:p>
              </table:table-cell>
              <table:table-cell office:value-type="float" office:value="56.43611530646">
                <text:p>56.436115306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.35388469354">
                <text:p>18.35388469354</text:p>
              </table:table-cell>
              <table:table-cell office:value-type="float" office:value="56.0146858107032">
                <text:p>56.01468581070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.0833103015613">
                <text:p>18.0833103015613</text:p>
              </table:table-cell>
              <table:table-cell office:value-type="float" office:value="55.483653666485">
                <text:p>55.4836536664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9900767200501">
                <text:p>17.9900767200501</text:p>
              </table:table-cell>
              <table:table-cell office:value-type="float" office:value="54.895">
                <text:p>54.8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